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ses soll ein längerer Text werden, der mit Feehlern nur so gespickt sein soll. Dieser Texxt wird auch mehrmals wiederholt, damit man herausfinden kann, das ignorierte Worte nicht wieder als Fehler auftauchen.</text:p>
      <text:p text:style-name="Standard">Mal sehen, ob der Text schon reichtt . Nein, es muss doch noch ein viierter Fehler rein.</text:p>
      <text:p text:style-name="Standard"/>
      <text:p text:style-name="Standard">Dieses soll ein längerer Text werden, der mit Feehlern nur so gespickt sein soll. Dieser Texxt wird auch mehrmals wiederholt, damit man herausfinden kann, das ignorierte Worte nicht wieder als Fehler auftauchen.</text:p>
      <text:p text:style-name="Standard">Mal sehen, ob der Text schon reichtt . Nein, es muss doch noch ein viierter Fehler rein.</text:p>
      <text:p text:style-name="Standard"/>
      <text:p text:style-name="Standard">Dieses soll ein längerer Text werden, der mit Feehlern nur so gespickt sein soll. Dieser Texxt wird auch mehrmals wiederholt, damit man herausfinden kann, das ignorierte Worte nicht wieder als Fehler auftauchen.</text:p>
      <text:p text:style-name="Standard">Mal sehen, ob der Text schon reichtt . Nein, es muss doch noch ein viierter Fehler re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Thorsten Ziehm</meta:initial-creator>
    <meta:creation-date>1997-10-17T15:21:38</meta:creation-date>
    <dc:creator>Helge Delfs</dc:creator>
    <dc:date>2000-02-23T15:24:53</dc:date>
    <dc:language>de-DE</dc:language>
    <meta:editing-cycles>3</meta:editing-cycles>
    <meta:editing-duration>PT1M6S</meta:editing-duration>
    <meta:user-defined meta:name="Info 0"/>
    <meta:user-defined meta:name="Info 1"/>
    <meta:user-defined meta:name="Info 2"/>
    <meta:user-defined meta:name="Info 3"/>
    <meta:document-statistic meta:table-count="0" meta:image-count="0" meta:object-count="0" meta:page-count="1" meta:paragraph-count="6" meta:word-count="144" meta:character-count="897"/>
  </office:meta>
</office:document-meta>
</file>